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круг: </text:span><text:line-break/><draw:frame draw:style-name="fr1" draw:name="Графический объект1" text:anchor-type="as-char" svg:width="1.27cm" svg:height="1.27cm" draw:z-index="0"><draw:image xlink:href="https://mail.google.com/mail/e/1f49a" xlink:type="simple" xlink:show="embed" xlink:actuate="onLoad"/></draw:frame><text:span text:style-name="T1">Аренда студии</text:span><text:line-break/><draw:frame draw:style-name="fr1" draw:name="Графический объект2" text:anchor-type="as-char" svg:width="1.27cm" svg:height="1.27cm" draw:z-index="1"><draw:image xlink:href="https://mail.google.com/mail/e/1f49a" xlink:type="simple" xlink:show="embed" xlink:actuate="onLoad"/></draw:frame><text:span text:style-name="T1">В нашей уютной студии Вы можете провести свою встречу, семинар, мастер-класс.</text:span><text:line-break/><text:span text:style-name="T1">2круг:</text:span><text:line-break/><text:span text:style-name="T2">♥</text:span><text:span text:style-name="T1">Школа лепки</text:span><text:line-break/><text:span text:style-name="T2">♥</text:span><text:span text:style-name="T1">Обучение искусству лепки цветов из полимерной глины (от 15 лет)</text:span><text:line-break/><text:span text:style-name="T1">3круг:</text:span><text:line-break/><draw:frame draw:style-name="fr1" draw:name="Графический объект3" text:anchor-type="as-char" svg:width="1.27cm" svg:height="1.27cm" draw:z-index="2"><draw:image xlink:href="https://mail.google.com/mail/e/1f49c" xlink:type="simple" xlink:show="embed" xlink:actuate="onLoad"/></draw:frame><text:span text:style-name="T1">Творчество для детей</text:span><text:line-break/><draw:frame draw:style-name="fr1" draw:name="Графический объект4" text:anchor-type="as-char" svg:width="1.27cm" svg:height="1.27cm" draw:z-index="3"><draw:image xlink:href="https://mail.google.com/mail/e/1f49c" xlink:type="simple" xlink:show="embed" xlink:actuate="onLoad"/></draw:frame><text:span text:style-name="T1">Проводим творческие мастер-классы для детей от 3-лет</text:span><text:line-break/><text:span text:style-name="T1">4круг:</text:span><text:line-break/><draw:frame draw:style-name="fr1" draw:name="Графический объект5" text:anchor-type="as-char" svg:width="1.27cm" svg:height="1.27cm" draw:z-index="4"><draw:image xlink:href="https://mail.google.com/mail/e/1f49b" xlink:type="simple" xlink:show="embed" xlink:actuate="onLoad"/></draw:frame><text:span text:style-name="T1">Творчество для взрослых</text:span><text:line-break/><draw:frame draw:style-name="fr1" draw:name="Графический объект6" text:anchor-type="as-char" svg:width="1.27cm" svg:height="1.27cm" draw:z-index="5"><draw:image xlink:href="https://mail.google.com/mail/e/1f49b" xlink:type="simple" xlink:show="embed" xlink:actuate="onLoad"/></draw:frame><text:span text:style-name="T1">Обучающие мастер-классы для взрослых по нескольким творческим направления</text:span><text:line-break/><text:span text:style-name="T1">5круг:</text:span><text:line-break/><draw:frame draw:style-name="fr1" draw:name="Графический объект7" text:anchor-type="as-char" svg:width="1.27cm" svg:height="1.27cm" draw:z-index="6"><draw:image xlink:href="https://mail.google.com/mail/e/1f499" xlink:type="simple" xlink:show="embed" xlink:actuate="onLoad"/></draw:frame><text:span text:style-name="T1">Семейное творчество</text:span><text:line-break/><draw:frame draw:style-name="fr1" draw:name="Графический объект8" text:anchor-type="as-char" svg:width="1.27cm" svg:height="1.27cm" draw:z-index="7"><draw:image xlink:href="https://mail.google.com/mail/e/1f499" xlink:type="simple" xlink:show="embed" xlink:actuate="onLoad"/></draw:frame><text:span text:style-name="T1">Организуем семейные творческие встречи и занятия "Мама+Я" </text:span><text:line-break/><text:span text:style-name="T1">6круг:</text:span><text:line-break/><draw:frame draw:style-name="fr1" draw:name="Графический объект9" text:anchor-type="as-char" svg:width="1.27cm" svg:height="1.27cm" draw:z-index="8"><draw:image xlink:href="https://mail.google.com/mail/e/1f493" xlink:type="simple" xlink:show="embed" xlink:actuate="onLoad"/></draw:frame><text:span text:style-name="T1">Праздники</text:span><text:line-break/><draw:frame draw:style-name="fr1" draw:name="Графический объект10" text:anchor-type="as-char" svg:width="1.27cm" svg:height="1.27cm" draw:z-index="9"><draw:image xlink:href="https://mail.google.com/mail/e/1f493" xlink:type="simple" xlink:show="embed" xlink:actuate="onLoad"/></draw:frame><text:span text:style-name="T1">Предоставляем студию для проведения детских праздников</text:span><text:line-break/><text:span text:style-name="T2">    </text:span><text:span text:style-name="T1">Организация детских и семейных праздников</text:span><text:line-break/><text:span text:style-name="T2">   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01T15:20:35.95</meta:creation-date>
    <meta:document-statistic meta:table-count="0" meta:image-count="10" meta:object-count="0" meta:page-count="1" meta:paragraph-count="1" meta:word-count="73" meta:character-count="589"/>
    <dc:date>2017-12-01T15:21:17.86</dc:date>
    <meta:editing-duration>PT47S</meta:editing-duration>
    <meta:editing-cycles>1</meta:editing-cycles>
    <meta:generator>OpenOffice/4.1.2$Win32 OpenOffice.org_project/412m3$Build-9782</meta:generator>
  </office:meta>
</office:document-meta>
</file>